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able-cell-properties style:vertical-align="top"/>
      <style:text-properties style:font-name="Arial" style:font-name-asian="Arial" style:font-name-complex="Arial"/>
    </style:style>
    <style:style style:name="ce4" style:family="table-cell" style:parent-style-name="Default" style:data-style-name="N0">
      <style:table-cell-properties style:vertical-align="top" fo:wrap-option="wrap"/>
      <style:text-properties style:font-name="Arial" style:font-name-asian="Arial" style:font-name-complex="Arial"/>
    </style:style>
    <style:style style:name="ce5" style:family="table-cell" style:parent-style-name="Default" style:data-style-name="N0">
      <style:table-cell-properties style:vertical-align="top" fo:background-color="#FFFF00"/>
      <style:text-properties style:font-name="Arial" style:font-name-asian="Arial" style:font-name-complex="Arial"/>
    </style:style>
    <style:style style:name="ce6" style:family="table-cell" style:parent-style-name="Default" style:data-style-name="N0">
      <style:table-cell-properties style:vertical-align="middle" fo:wrap-option="wrap" style:repeat-content="false"/>
      <style:paragraph-properties fo:text-align="justify"/>
      <style:text-properties style:font-name="Arial" style:font-name-asian="Arial" style:font-name-complex="Arial"/>
    </style:style>
    <style:style style:name="ce7" style:family="table-cell" style:parent-style-name="Default" style:data-style-name="N0">
      <style:table-cell-properties style:vertical-align="automatic" fo:wrap-option="wrap"/>
      <style:text-properties style:font-name="Arial" style:font-name-asian="Arial" style:font-name-complex="Arial"/>
    </style:style>
    <style:style style:name="ce8" style:family="table-cell" style:parent-style-name="Default" style:data-style-name="N0">
      <style:table-cell-properties style:vertical-align="top"/>
    </style:style>
    <style:style style:name="ce9"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style:style>
    <style:style style:name="ce10" style:family="table-cell" style:parent-style-name="Default" style:data-style-name="N0">
      <style:table-cell-properties style:vertical-align="top" style:repeat-content="false"/>
      <style:paragraph-properties fo:text-align="start" fo:margin-left="0cm"/>
    </style:style>
    <style:style style:name="ce11" style:family="table-cell" style:parent-style-name="Default" style:data-style-name="N0">
      <style:table-cell-properties style:vertical-align="top" fo:wrap-option="wrap" fo:background-color="#FFFFFF"/>
      <style:text-properties style:font-name="Arial" style:font-name-asian="Arial" style:font-name-complex="Arial"/>
    </style:style>
    <style:style style:name="co1" style:family="table-column">
      <style:table-column-properties fo:break-before="auto" style:column-width="1.984375cm" style:use-optimal-column-width="true"/>
    </style:style>
    <style:style style:name="co2" style:family="table-column">
      <style:table-column-properties fo:break-before="auto" style:column-width="7.51416666666667cm"/>
    </style:style>
    <style:style style:name="co3" style:family="table-column">
      <style:table-column-properties fo:break-before="auto" style:column-width="2.09020833333333cm"/>
    </style:style>
    <style:style style:name="co4" style:family="table-column">
      <style:table-column-properties fo:break-before="auto" style:column-width="4.57729166666667cm"/>
    </style:style>
    <style:style style:name="co5" style:family="table-column">
      <style:table-column-properties fo:break-before="auto" style:column-width="1.87854166666667cm"/>
    </style:style>
    <style:style style:name="co6" style:family="table-column">
      <style:table-column-properties fo:break-before="auto" style:column-width="2.88395833333333cm" style:use-optimal-column-width="true"/>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114.75pt" style:use-optimal-row-height="true" fo:break-before="auto"/>
    </style:style>
    <style:style style:name="ro5" style:family="table-row">
      <style:table-row-properties style:row-height="43.5pt" style:use-optimal-row-height="true" fo:break-before="auto"/>
    </style:style>
    <style:style style:name="ro6" style:family="table-row">
      <style:table-row-properties style:row-height="57.75pt" style:use-optimal-row-height="true" fo:break-before="auto"/>
    </style:style>
    <style:style style:name="ro7" style:family="table-row">
      <style:table-row-properties style:row-height="86.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number-columns-repeated="2" table:default-cell-style-name="ce10"/>
        <table:table-column table:style-name="co4" table:default-cell-style-name="ce1"/>
        <table:table-column table:style-name="co5" table:default-cell-style-name="ce1"/>
        <table:table-column table:style-name="co3" table:default-cell-style-name="ce10"/>
        <table:table-column table:style-name="co6" table:default-cell-style-name="ce8"/>
        <table:table-column table:style-name="co7" table:default-cell-style-name="ce1"/>
        <table:table-column table:style-name="co3" table:number-columns-repeated="1015" table:default-cell-style-name="ce1"/>
        <table:table-column table:style-name="co8" table:number-columns-repeated="15360" table:default-cell-style-name="ce1"/>
        <table:table-row table:style-name="ro1">
          <table:table-cell office:value-type="string" table:style-name="ce2">
            <text:p>idpregrado</text:p>
          </table:table-cell>
          <table:table-cell office:value-type="string" table:style-name="ce2">
            <text:p>nombre</text:p>
          </table:table-cell>
          <table:table-cell office:value-type="string" table:style-name="ce9">
            <text:p>precio</text:p>
          </table:table-cell>
          <table:table-cell office:value-type="string" table:style-name="ce9">
            <text:p>iduniversidad</text:p>
          </table:table-cell>
          <table:table-cell office:value-type="string" table:style-name="ce2">
            <text:p>titulo</text:p>
          </table:table-cell>
          <table:table-cell office:value-type="string" table:style-name="ce2">
            <text:p>disciplina</text:p>
          </table:table-cell>
          <table:table-cell office:value-type="string" table:style-name="ce9">
            <text:p>duracion</text:p>
          </table:table-cell>
          <table:table-cell office:value-type="string" table:style-name="ce3">
            <text:p>salariopromedio</text:p>
          </table:table-cell>
          <table:table-cell office:value-type="string" table:style-name="ce2">
            <text:p>descripcion</text:p>
          </table:table-cell>
          <table:table-cell table:number-columns-repeated="16375"/>
        </table:table-row>
        <table:table-row table:style-name="ro2">
          <table:table-cell office:value-type="float" office:value="1" table:style-name="ce2">
            <text:p>1</text:p>
          </table:table-cell>
          <table:table-cell office:value-type="string" table:style-name="ce2">
            <text:p>Ingeniería Administrativa</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Administrativo</text:p>
          </table:table-cell>
          <table:table-cell office:value-type="string" table:style-name="ce2">
            <text:p>Ingeniería</text:p>
          </table:table-cell>
          <table:table-cell office:value-type="float" office:value="10" table:style-name="ce9">
            <text:p>10</text:p>
          </table:table-cell>
          <table:table-cell office:value-type="string" table:style-name="ce3">
            <text:p>3,631,395</text:p>
          </table:table-cell>
          <table:table-cell office:value-type="string" table:style-name="ce4">
            <text:p>Ingeniería Administrativa en la EIA es una oportunidad de crecimiento personal para proyectarse en el mundo de las organizaciones, ya sea como organizador de recursos, como administrador de competencias y del talento humano, como líder de equipos de alto rendimiento, como diseñador y modelador de las dinámicas y los procesos empresariales, como analista de los procesos financieros y como investigador de nuevas plazas, precios y productos, entre otros.</text:p>
          </table:table-cell>
          <table:table-cell table:number-columns-repeated="16375"/>
        </table:table-row>
        <table:table-row table:style-name="ro1">
          <table:table-cell office:value-type="float" office:value="2" table:style-name="ce2">
            <text:p>2</text:p>
          </table:table-cell>
          <table:table-cell office:value-type="string" table:style-name="ce2">
            <text:p>Ingeniería Ambiental</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Ambiental</text:p>
          </table:table-cell>
          <table:table-cell office:value-type="string" table:style-name="ce2">
            <text:p>Ingeniería</text:p>
          </table:table-cell>
          <table:table-cell office:value-type="float" office:value="10" table:style-name="ce9">
            <text:p>10</text:p>
          </table:table-cell>
          <table:table-cell office:value-type="string" table:style-name="ce3">
            <text:p>3,041,736</text:p>
          </table:table-cell>
          <table:table-cell office:value-type="string" table:style-name="ce2">
            <text:p>Estudiar Ingeniería Ambiental en la EIA permite a los estudiantes participar de un proyecto educativo destacado en los ámbitos nacional e internacional por la calidad de sus estudiantes y egresados. La vida institucional se desarrolla en un ambiente de acompañamiento integral por parte de los profesores, de trabajo por proyectos de ingeniería y de participación en las actividades académicas.</text:p>
          </table:table-cell>
          <table:table-cell table:number-columns-repeated="16375"/>
        </table:table-row>
        <table:table-row table:style-name="ro3">
          <table:table-cell office:value-type="float" office:value="3" table:style-name="ce2">
            <text:p>3</text:p>
          </table:table-cell>
          <table:table-cell office:value-type="string" table:style-name="ce2">
            <text:p>Biología - Convenio EIA - CES</text:p>
          </table:table-cell>
          <table:table-cell office:value-type="float" office:value="6900000" table:style-name="ce9">
            <text:p>6900000</text:p>
          </table:table-cell>
          <table:table-cell office:value-type="float" office:value="5" table:style-name="ce9">
            <text:p>5</text:p>
          </table:table-cell>
          <table:table-cell office:value-type="string" table:style-name="ce2">
            <text:p>Biologo</text:p>
          </table:table-cell>
          <table:table-cell office:value-type="string" table:style-name="ce2">
            <text:p>Ciencias</text:p>
          </table:table-cell>
          <table:table-cell office:value-type="float" office:value="10" table:style-name="ce9">
            <text:p>10</text:p>
          </table:table-cell>
          <table:table-cell table:style-name="ce5"/>
          <table:table-cell office:value-type="string" table:style-name="ce6">
            <text:p>El Biólogo del convenio CES-EIA será un profesional con alto estándares académicos y científicos, con una adecuada actitud ética, sensibilidad y compromiso social, respetuoso de la diversidad cultural, biológica y ambiental, conocedor de los fundamentos teóricos básicos de la biología, y con destrezas en la diferentes técnicas y metodologías de la biotecnología moderna, que le dan la capacidad de generar acciones sistematizadas creativas e innovadoras, reflejadas en su ejercicio profesional, en su disposición para el trabajo individual y en equipo, el aprendizaje continuo, el carácter emprendedor e innovador, la habilidad para resolver problemas, para comunicarse, la capacidad de liderazgo. Lo anterior lo proyectará hacia el desarrollo de nuevos avances científicos y/o tecnológicos, para hacer frente a las cambiantes demandas del entorno laboral, social y cultural.</text:p>
          </table:table-cell>
          <table:table-cell table:number-columns-repeated="16375"/>
        </table:table-row>
        <table:table-row table:style-name="ro1">
          <table:table-cell office:value-type="float" office:value="4" table:style-name="ce2">
            <text:p>4</text:p>
          </table:table-cell>
          <table:table-cell office:value-type="string" table:style-name="ce2">
            <text:p>Ingeniería Biomédica - Convenio EIA - CES</text:p>
          </table:table-cell>
          <table:table-cell office:value-type="float" office:value="6900000" table:style-name="ce9">
            <text:p>6900000</text:p>
          </table:table-cell>
          <table:table-cell office:value-type="float" office:value="5" table:style-name="ce9">
            <text:p>5</text:p>
          </table:table-cell>
          <table:table-cell office:value-type="string" table:style-name="ce2">
            <text:p>Ingeniero Biomedica</text:p>
          </table:table-cell>
          <table:table-cell office:value-type="string" table:style-name="ce2">
            <text:p>Ingeniería</text:p>
          </table:table-cell>
          <table:table-cell office:value-type="float" office:value="10" table:style-name="ce9">
            <text:p>10</text:p>
          </table:table-cell>
          <table:table-cell office:value-type="string" table:style-name="ce3">
            <text:p>2,754,372</text:p>
          </table:table-cell>
          <table:table-cell office:value-type="string" table:style-name="ce2">
            <text:p>Estudiar Ingeniería Biomédica en el convenio EIA –CES es una oportunidad de crecimiento personal y profesional en un ambiente de exigencia académica y calidad pedagógica, apoyado con laboratorios especializados para la experimentación y la práctica académica y con las herramientas y tecnologías de la información y comunicación como medios para potenciar en los estudiantes mayores niveles de aprendizaje. Se destacan además, las siguientes ventajas:</text:p>
          </table:table-cell>
          <table:table-cell table:number-columns-repeated="16375"/>
        </table:table-row>
        <table:table-row table:style-name="ro4">
          <table:table-cell office:value-type="float" office:value="5" table:style-name="ce2">
            <text:p>5</text:p>
          </table:table-cell>
          <table:table-cell office:value-type="string" table:style-name="ce2">
            <text:p>Ingeniería Civil</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Civil</text:p>
          </table:table-cell>
          <table:table-cell office:value-type="string" table:style-name="ce2">
            <text:p>Ingeniería</text:p>
          </table:table-cell>
          <table:table-cell office:value-type="float" office:value="10" table:style-name="ce9">
            <text:p>10</text:p>
          </table:table-cell>
          <table:table-cell office:value-type="string" table:style-name="ce3">
            <text:p>2,690,795</text:p>
          </table:table-cell>
          <table:table-cell office:value-type="string" table:style-name="ce7">
            <text:p>Estudiar ingeniería civil en la EIA es una oportunidad de crecimiento personal y profesional en un ambiente de exigencia académica y de calidad pedagógica, que lo hará diferenciarse por:</text:p>
            <text:p/>
            <text:p>Tener una formación general, sin caer en la especialización en alguna de sus áreas, pero permitiendo la profundización en un tema por medio de materias optativas y el trabajo de grado. Este tipo de formación le provee al egresado una visión amplia de todos los campos de acción del ingeniero civil, que le permite identificar los problemas, plantear soluciones y tomar decisiones considerando todos los conceptos que afectan una obra.</text:p>
            <text:p>Tener la posibilidad de desempeñarse o especializarse en cualquiera de las ramas del conocimiento de la ingeniería civil y otras, ya que posee conocimientos básicos en todos los campos.</text:p>
            <text:p>Tener un proceso de formación en investigación que le permite desempeñarse como generador de conocimiento, innovador e implementador de desarrollo en empresas y universidades.</text:p>
            <text:p>Poseer formación en ciencias económico administrativas para gestionar recursos humanos y materiales, controlar procesos y en general administrar empresas propias y ajenas, de una manera acertada, técnica e ética.</text:p>
            <text:p>Ser una persona racional, lógica y sistemática en sus pensamientos y procedimientos.</text:p>
          </table:table-cell>
          <table:table-cell table:number-columns-repeated="16375"/>
        </table:table-row>
        <table:table-row table:style-name="ro5">
          <table:table-cell office:value-type="float" office:value="6" table:style-name="ce2">
            <text:p>6</text:p>
          </table:table-cell>
          <table:table-cell office:value-type="string" table:style-name="ce2">
            <text:p>Ingeniería Financiera </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Finanaciero</text:p>
          </table:table-cell>
          <table:table-cell office:value-type="string" table:style-name="ce2">
            <text:p>Ingeniería</text:p>
          </table:table-cell>
          <table:table-cell office:value-type="float" office:value="10" table:style-name="ce9">
            <text:p>10</text:p>
          </table:table-cell>
          <table:table-cell table:style-name="ce5"/>
          <table:table-cell office:value-type="string" table:style-name="ce7">
            <text:p>Es una ingeniería cuyo campo de acción es el área financiera de las organizaciones, en tres áreas de actuación que son: Finanzas Corporativas, Mercado de Capitales y Riesgos.</text:p>
            <text:p>El programa surge por la necesidad de un profesional capacitado para contribuir al crecimiento de las organizaciones a partir de la gestión de las variables financieras y de la toma de decisiones que generen valor, para participar en el mercado de capitales a través de la operación y diseño de instrumentos financieros de inversión, financiación y cobertura y para identificar, cuantificar y gestionar la exposición a los diferentes tipos de riesgo financiero de las organizaciones.</text:p>
          </table:table-cell>
          <table:table-cell table:number-columns-repeated="16375"/>
        </table:table-row>
        <table:table-row table:style-name="ro6">
          <table:table-cell office:value-type="float" office:value="7" table:style-name="ce2">
            <text:p>7</text:p>
          </table:table-cell>
          <table:table-cell office:value-type="string" table:style-name="ce2">
            <text:p>Ingeniería Geológica</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Geologica</text:p>
          </table:table-cell>
          <table:table-cell office:value-type="string" table:style-name="ce2">
            <text:p>Ingeniería</text:p>
          </table:table-cell>
          <table:table-cell office:value-type="float" office:value="10" table:style-name="ce9">
            <text:p>10</text:p>
          </table:table-cell>
          <table:table-cell table:style-name="ce5"/>
          <table:table-cell office:value-type="string" table:style-name="ce7">
            <text:p>Los aspirantes al programa de Ingeniería Geológica, poseen la curiosidad propia del ingeniero que junto la observación directa de los fenómenos terrestres, asimilan la Tierra como un planeta dinámico que tiene una incidencia directa sobre la vida en ella.</text:p>
            <text:p/>
            <text:p>Se caracterizan por un profundo respeto por la tierra, un especial gusto por el trabajo al aire libre, un deseo de conocer y entender el porqué de los lugares más espectaculares conocidos, y el deseo de aplicar de los conceptos científicos en pro del bienestar del hombre pero con el cuidado que la naturaleza requiere.</text:p>
          </table:table-cell>
          <table:table-cell table:number-columns-repeated="16375"/>
        </table:table-row>
        <table:table-row table:style-name="ro4">
          <table:table-cell office:value-type="float" office:value="8" table:style-name="ce2">
            <text:p>8</text:p>
          </table:table-cell>
          <table:table-cell office:value-type="string" table:style-name="ce2">
            <text:p>Ingeniería Industrial</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Industrial</text:p>
          </table:table-cell>
          <table:table-cell office:value-type="string" table:style-name="ce2">
            <text:p>Ingeniería</text:p>
          </table:table-cell>
          <table:table-cell office:value-type="float" office:value="10" table:style-name="ce9">
            <text:p>10</text:p>
          </table:table-cell>
          <table:table-cell office:value-type="string" table:style-name="ce11">
            <text:p>3,246,412</text:p>
          </table:table-cell>
          <table:table-cell office:value-type="string" table:style-name="ce7">
            <text:p>El ingeniero Industrial de la EIA desarrollará competencias para:</text:p>
            <text:p/>
            <text:p>Procesos de la Cadena de Suministro (Procesos Logísticos): Diseñar y optimizar los procesos de la cadena de suministro de acuerdo con los objetivos estratégicos de la organización y las oportunidades del entorno.</text:p>
            <text:p>Procesos de Producción de Bienes: Diseñar y desarrollar procesos de producción de bienes bajo los estándares de calidad requeridos para el logro de la competitividad de la industria.</text:p>
            <text:p>Procesos de Prestación de Servicios: Diseñar y desarrollar procesos de prestación de servicios bajo los estándares de calidad requeridos que guíen a la organización hacia altos niveles de competitividad.</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1">
          <table:table-cell office:value-type="float" office:value="9" table:style-name="ce2">
            <text:p>9</text:p>
          </table:table-cell>
          <table:table-cell office:value-type="string" table:style-name="ce2">
            <text:p>Ingeniería de Sistemas y Computación</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de Sistemas</text:p>
          </table:table-cell>
          <table:table-cell office:value-type="string" table:style-name="ce2">
            <text:p>Ingeniería</text:p>
          </table:table-cell>
          <table:table-cell office:value-type="float" office:value="10" table:style-name="ce9">
            <text:p>10</text:p>
          </table:table-cell>
          <table:table-cell office:value-type="string" table:style-name="ce3">
            <text:p>3,955,850</text:p>
          </table:table-cell>
          <table:table-cell office:value-type="string" table:style-name="ce2">
            <text:p>El programa está pensado para jóvenes que quieren ir más allá de la simple programación de computadores y aspiran más bien al aprovechamiento de los múltiples recursos actuales y futuros de hardware y comunicaciones para la creación de novedosas formas de explotación de la información y de todas sus formas de representación, mediadas por la aplicación de modelos matemáticos pertinentes y herramientas de software de plena actualidad y calidad. </text:p>
          </table:table-cell>
          <table:table-cell table:number-columns-repeated="16375"/>
        </table:table-row>
        <table:table-row table:style-name="ro7">
          <table:table-cell office:value-type="float" office:value="10" table:style-name="ce2">
            <text:p>10</text:p>
          </table:table-cell>
          <table:table-cell office:value-type="string" table:style-name="ce2">
            <text:p>Ingeniería Mecánica</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Mecanico</text:p>
          </table:table-cell>
          <table:table-cell office:value-type="string" table:style-name="ce2">
            <text:p>Ingeniería</text:p>
          </table:table-cell>
          <table:table-cell office:value-type="float" office:value="10" table:style-name="ce9">
            <text:p>10</text:p>
          </table:table-cell>
          <table:table-cell table:style-name="ce5"/>
          <table:table-cell office:value-type="string" table:style-name="ce7">
            <text:p>El ingeniero mecánico de la EIA desarrollará competencias para:</text:p>
            <text:p/>
            <text:p>Sistemas Energéticos: Proponer, construir y optimizar sistemas que aprovechen las diversas formas de la energía y contribuyan al desarrollo de la organización.</text:p>
            <text:p>Sistemas de Manufactura: Diseñar e implementar soluciones que otorguen valor agregado al bien producido y garanticen su función para el ciclo de vida esperad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7">
          <table:table-cell office:value-type="float" office:value="11" table:style-name="ce2">
            <text:p>11</text:p>
          </table:table-cell>
          <table:table-cell office:value-type="string" table:style-name="ce2">
            <text:p>Ingeniería Mecatrónica</text:p>
          </table:table-cell>
          <table:table-cell office:value-type="float" office:value="6540000" table:style-name="ce9">
            <text:p>6540000</text:p>
          </table:table-cell>
          <table:table-cell office:value-type="float" office:value="5" table:style-name="ce9">
            <text:p>5</text:p>
          </table:table-cell>
          <table:table-cell office:value-type="string" table:style-name="ce2">
            <text:p>Ingeniero Mecatronico</text:p>
          </table:table-cell>
          <table:table-cell office:value-type="string" table:style-name="ce2">
            <text:p>Ingeniería</text:p>
          </table:table-cell>
          <table:table-cell office:value-type="float" office:value="10" table:style-name="ce9">
            <text:p>10</text:p>
          </table:table-cell>
          <table:table-cell office:value-type="string" table:style-name="ce3">
            <text:p>2,273,753</text:p>
          </table:table-cell>
          <table:table-cell office:value-type="string" table:style-name="ce7">
            <text:p>El ingeniero mecatrónico desarrollará competencias para:</text:p>
            <text:p/>
            <text:p>Sistemas Automáticos: Diseñar, desarrollar, repotenciar o reconvertir máquinas y sistemas automáticos para mejorar la producción en la industria o la calidad de vida de las personas.</text:p>
            <text:p>Sistemas Flexibles: Diseñar, desarrollar, repotenciar o reconvertir soluciones adaptables a diferentes procesos productivos mediante la integración y la modificación de sistemas mecánicos, eléctricos y electrónicos.</text:p>
            <text:p>Sistemas Robóticos: Diseñar, desarrollar, repotenciar o reconvertir sistemas robóticos para realizar tareas con precisión, eficiencia y que corrigen en ocasiones los posibles errores que se presenten en su funcionamient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able:table-cell>
          <table:table-cell table:number-columns-repeated="16375"/>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aniel Velásquez</meta:initial-creator>
    <dc:creator>Daniel Velásquez</dc:creator>
    <meta:creation-date>2014-11-20T05:49:53Z</meta:creation-date>
    <dc:date>2014-11-24T22:01:56Z</dc:date>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